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27.3999996185303pt" officeooo:rsid="000b7215" officeooo:paragraph-rsid="000b7215" style:font-size-asian="24pt" style:font-size-complex="27.3999996185303pt"/>
    </style:style>
    <style:style style:name="P2" style:family="paragraph" style:parent-style-name="Standard">
      <style:text-properties fo:font-size="18.25pt" officeooo:rsid="000b7215" officeooo:paragraph-rsid="000b7215" style:font-size-asian="16pt" style:font-size-complex="18.25pt"/>
    </style:style>
    <style:style style:name="P3" style:family="paragraph" style:parent-style-name="Standard">
      <style:text-properties officeooo:rsid="000ce7d0" officeooo:paragraph-rsid="000ce7d0"/>
    </style:style>
    <style:style style:name="P4" style:family="paragraph" style:parent-style-name="Standard">
      <style:text-properties fo:font-size="18.25pt" officeooo:rsid="000ce7d0" officeooo:paragraph-rsid="000ce7d0" style:font-size-asian="16pt" style:font-size-complex="18.25pt"/>
    </style:style>
    <style:style style:name="P5" style:family="paragraph" style:parent-style-name="Standard">
      <style:text-properties fo:font-size="18.25pt" officeooo:rsid="000b7215" officeooo:paragraph-rsid="000b7215" style:font-size-asian="16pt" style:font-size-complex="18.25pt"/>
    </style:style>
    <style:style style:name="P6" style:family="paragraph" style:parent-style-name="Standard">
      <style:text-properties fo:font-size="18.25pt" officeooo:rsid="000d1fb9" officeooo:paragraph-rsid="000d1fb9" style:font-size-asian="16pt" style:font-size-complex="18.25pt"/>
    </style:style>
    <style:style style:name="P7" style:family="paragraph" style:parent-style-name="Standard">
      <style:text-properties officeooo:rsid="000da615" officeooo:paragraph-rsid="000da615"/>
    </style:style>
    <style:style style:name="T1" style:family="text">
      <style:text-properties fo:font-size="18.25pt" style:font-size-asian="16pt" style:font-size-complex="18.25pt"/>
    </style:style>
    <style:style style:name="T2" style:family="text">
      <style:text-properties fo:font-size="18.25pt" officeooo:rsid="000b7215" style:font-size-asian="16pt" style:font-size-complex="18.25pt"/>
    </style:style>
    <style:style style:name="T3" style:family="text">
      <style:text-properties fo:font-size="18.25pt" officeooo:rsid="000ce7d0" style:font-size-asian="16pt" style:font-size-complex="18.25pt"/>
    </style:style>
    <style:style style:name="T4" style:family="text">
      <style:text-properties fo:font-size="18.25pt" officeooo:rsid="000d1fb9" style:font-size-asian="16pt" style:font-size-complex="18.25pt"/>
    </style:style>
    <style:style style:name="T5" style:family="text">
      <style:text-properties fo:font-size="18.25pt" officeooo:rsid="000da615" style:font-size-asian="16pt" style:font-size-complex="18.25pt"/>
    </style:style>
    <style:style style:name="T6" style:family="text">
      <style:text-properties officeooo:rsid="000d1fb9"/>
    </style:style>
    <style:style style:name="T7" style:family="text">
      <style:text-properties officeooo:rsid="000da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學號：40947029S</text:p>
      <text:p text:style-name="P1">姓名：何明曦</text:p>
      <text:p text:style-name="P2"/>
      <text:p text:style-name="P2">Hw0<text:span text:style-name="T6">5</text:span>01:</text:p>
      <text:p text:style-name="P6">此程式會將陣列中的奇數放在前面且由小到大排序，偶數放在後面且由大到小排序，拿來排序的陣列元素必須全部為32bits內的整數</text:p>
      <text:p text:style-name="P2">Hw0<text:span text:style-name="T6">5</text:span>02:</text:p>
      <text:p text:style-name="P6">此程式會計算一個4x4陣列的行列式，陣列中的所有元素必須皆為32bits內的整數</text:p>
      <text:p text:style-name="P2">Hw0<text:span text:style-name="T6">5</text:span>03:</text:p>
      <text:p text:style-name="P2">此程式會計算<text:span text:style-name="T6">兩個方程式的的加減跟乘法，所有輸入必須為32bits內的整數</text:span></text:p>
      <text:p text:style-name="P2">Hw0<text:span text:style-name="T6">5</text:span>04:</text:p>
      <text:p text:style-name="Standard"><text:span text:style-name="T2">此程式會計算使用者輸入的所有座標算出來的回歸直線，座標數量必須為32bits內的整數，</text:span><text:span text:style-name="T5">座標必須為64bits內的小數點或整數</text:span></text:p>
      <text:p text:style-name="P3"><text:span text:style-name="T2">H</text:span><text:span text:style-name="T1">w0</text:span><text:span text:style-name="T4">5</text:span><text:span text:style-name="T1">05:</text:span></text:p>
      <text:p text:style-name="P7"><text:span text:style-name="T2">此程式為一個踩地雷的遊戲，當輸入超出所規定的範圍時將會讓使用者重新輸入，而當所有地雷都被flag起來或是踩到地雷時遊戲即結束</text:span></text:p>
      <text:p text:style-name="P4">Hw0<text:span text:style-name="T6">5</text:span>06:</text:p>
      <text:p text:style-name="P4">請見hw0<text:span text:style-name="T6">5</text:span>06.pdf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6T13:59:03.706360723</meta:creation-date>
    <dc:date>2020-12-20T17:04:24.816531269</dc:date>
    <meta:editing-duration>PT7M30S</meta:editing-duration>
    <meta:editing-cycles>2</meta:editing-cycles>
    <meta:generator>LibreOffice/7.0.2.2$Linux_X86_64 LibreOffice_project/00$Build-2</meta:generator>
    <meta:document-statistic meta:table-count="0" meta:image-count="0" meta:object-count="0" meta:page-count="1" meta:paragraph-count="14" meta:word-count="250" meta:character-count="333" meta:non-whitespace-character-count="333"/>
  </office:meta>
</office:document-meta>
</file>